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40000003E8445B7E969AC73EFB.png" manifest:media-type="image/png"/>
  <manifest:file-entry manifest:full-path="Pictures/1000000100000640000003E809B2E651703248C3.png" manifest:media-type="image/png"/>
  <manifest:file-entry manifest:full-path="Pictures/1000000100000640000003E81F30E2CA1F151817.png" manifest:media-type="image/png"/>
  <manifest:file-entry manifest:full-path="Pictures/1000000100000640000003E8EA4F0EF36B5F7626.png" manifest:media-type="image/png"/>
  <manifest:file-entry manifest:full-path="Pictures/1000000100000640000003E8F57C28FC9B8A7D69.png" manifest:media-type="image/png"/>
  <manifest:file-entry manifest:full-path="Pictures/1000000100000640000003E8DBAE3032CEF9E7B2.png" manifest:media-type="image/png"/>
  <manifest:file-entry manifest:full-path="Pictures/1000000100000640000003E881C9356905F8EE3F.png" manifest:media-type="image/png"/>
  <manifest:file-entry manifest:full-path="Pictures/1000000100000640000003E875EDFB896A0E5103.png" manifest:media-type="image/png"/>
  <manifest:file-entry manifest:full-path="Pictures/1000000100000640000003E812F820F712B8D2D2.png" manifest:media-type="image/png"/>
  <manifest:file-entry manifest:full-path="Pictures/1000000100000640000003E8BA973A4161B864B8.png" manifest:media-type="image/png"/>
  <manifest:file-entry manifest:full-path="Pictures/1000000100000640000003E83787294B1587BB1B.png" manifest:media-type="image/png"/>
  <manifest:file-entry manifest:full-path="Pictures/1000000100000640000003E8F74CA2C4399B77E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break-before="page"/>
      <style:text-properties officeooo:paragraph-rsid="0014aaaf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as-char" svg:width="6.6929in" svg:height="4.1827in" draw:z-index="0"><draw:image xlink:href="Pictures/1000000100000640000003E8F74CA2C4399B77E9.png" xlink:type="simple" xlink:show="embed" xlink:actuate="onLoad" draw:mime-type="image/png"/></draw:frame></text:p>
      <text:p text:style-name="P2"><draw:frame draw:style-name="fr1" draw:name="Image2" text:anchor-type="as-char" svg:width="6.6929in" svg:height="4.1827in" draw:z-index="1"><draw:image xlink:href="Pictures/1000000100000640000003E83787294B1587BB1B.png" xlink:type="simple" xlink:show="embed" xlink:actuate="onLoad" draw:mime-type="image/png"/></draw:frame></text:p>
      <text:p text:style-name="P2"><draw:frame draw:style-name="fr1" draw:name="Image3" text:anchor-type="as-char" svg:width="6.6929in" svg:height="4.1827in" draw:z-index="2"><draw:image xlink:href="Pictures/1000000100000640000003E8BA973A4161B864B8.png" xlink:type="simple" xlink:show="embed" xlink:actuate="onLoad" draw:mime-type="image/png"/></draw:frame></text:p>
      <text:p text:style-name="P2"><draw:frame draw:style-name="fr1" draw:name="Image4" text:anchor-type="as-char" svg:width="6.6929in" svg:height="4.1827in" draw:z-index="3"><draw:image xlink:href="Pictures/1000000100000640000003E812F820F712B8D2D2.png" xlink:type="simple" xlink:show="embed" xlink:actuate="onLoad" draw:mime-type="image/png"/></draw:frame></text:p>
      <text:p text:style-name="P2"><draw:frame draw:style-name="fr1" draw:name="Image5" text:anchor-type="as-char" svg:width="6.6929in" svg:height="4.1827in" draw:z-index="4"><draw:image xlink:href="Pictures/1000000100000640000003E875EDFB896A0E5103.png" xlink:type="simple" xlink:show="embed" xlink:actuate="onLoad" draw:mime-type="image/png"/></draw:frame></text:p>
      <text:p text:style-name="P2"><draw:frame draw:style-name="fr1" draw:name="Image6" text:anchor-type="as-char" svg:width="6.6929in" svg:height="4.1827in" draw:z-index="5"><draw:image xlink:href="Pictures/1000000100000640000003E8DBAE3032CEF9E7B2.png" xlink:type="simple" xlink:show="embed" xlink:actuate="onLoad" draw:mime-type="image/png"/></draw:frame></text:p>
      <text:p text:style-name="P2"><draw:frame draw:style-name="fr1" draw:name="Image7" text:anchor-type="as-char" svg:width="6.6929in" svg:height="4.1827in" draw:z-index="6"><draw:image xlink:href="Pictures/1000000100000640000003E8F57C28FC9B8A7D69.png" xlink:type="simple" xlink:show="embed" xlink:actuate="onLoad" draw:mime-type="image/png"/></draw:frame></text:p>
      <text:p text:style-name="P2"><draw:frame draw:style-name="fr1" draw:name="Image8" text:anchor-type="as-char" svg:width="6.6929in" svg:height="4.1827in" draw:z-index="7"><draw:image xlink:href="Pictures/1000000100000640000003E8EA4F0EF36B5F7626.png" xlink:type="simple" xlink:show="embed" xlink:actuate="onLoad" draw:mime-type="image/png"/></draw:frame></text:p>
      <text:p text:style-name="P2"><draw:frame draw:style-name="fr1" draw:name="Image9" text:anchor-type="as-char" svg:width="6.6929in" svg:height="4.1827in" draw:z-index="8"><draw:image xlink:href="Pictures/1000000100000640000003E81F30E2CA1F151817.png" xlink:type="simple" xlink:show="embed" xlink:actuate="onLoad" draw:mime-type="image/png"/></draw:frame></text:p>
      <text:p text:style-name="P2"><draw:frame draw:style-name="fr1" draw:name="Image10" text:anchor-type="as-char" svg:width="6.6929in" svg:height="4.1827in" draw:z-index="9"><draw:image xlink:href="Pictures/1000000100000640000003E809B2E651703248C3.png" xlink:type="simple" xlink:show="embed" xlink:actuate="onLoad" draw:mime-type="image/png"/></draw:frame></text:p>
      <text:p text:style-name="P2"><draw:frame draw:style-name="fr2" draw:name="Image11" text:anchor-type="char" svg:width="6.6929in" svg:height="4.1827in" draw:z-index="10"><draw:image xlink:href="Pictures/1000000100000640000003E8445B7E969AC73EFB.png" xlink:type="simple" xlink:show="embed" xlink:actuate="onLoad" draw:mime-type="image/png"/></draw:frame></text:p>
      <text:p text:style-name="P2"><draw:frame draw:style-name="fr1" draw:name="Image12" text:anchor-type="as-char" svg:width="6.6929in" svg:height="4.1827in" draw:z-index="11"><draw:image xlink:href="Pictures/1000000100000640000003E881C9356905F8EE3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d" fo:country="ID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d" fo:country="ID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2T14:47:09.212624880</meta:creation-date>
    <dc:date>2022-03-23T18:00:48.544154727</dc:date>
    <meta:editing-duration>PT10M4S</meta:editing-duration>
    <meta:editing-cycles>4</meta:editing-cycles>
    <meta:generator>LibreOffice/7.3.1.3$Linux_X86_64 LibreOffice_project/30$Build-3</meta:generator>
    <meta:document-statistic meta:table-count="0" meta:image-count="12" meta:object-count="0" meta:page-count="12" meta:paragraph-count="11" meta:word-count="0" meta:character-count="0" meta:non-whitespace-character-count="0"/>
  </office:meta>
</office:document-meta>
</file>